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torename</text:p>
          </table:table-cell>
          <table:table-cell office:value-type="string">
            <text:p>storecontract</text:p>
          </table:table-cell>
          <table:table-cell office:value-type="string">
            <text:p>storeid</text:p>
          </table:table-cell>
          <table:table-cell office:value-type="string">
            <text:p>storeaddress</text:p>
          </table:table-cell>
          <table:table-cell office:value-type="string">
            <text:p>storecity</text:p>
          </table:table-cell>
          <table:table-cell office:value-type="string">
            <text:p>storezip</text:p>
          </table:table-cell>
          <table:table-cell office:value-type="string">
            <text:p>storestate</text:p>
          </table:table-cell>
          <table:table-cell office:value-type="string">
            <text:p>storeurl</text:p>
          </table:table-cell>
          <table:table-cell office:value-type="string">
            <text:p>storephone</text:p>
          </table:table-cell>
          <table:table-cell office:value-type="string">
            <text:p>latlonlocation</text:p>
          </table:table-cell>
        </table:table-row>
        <table:table-row table:style-name="ro1">
          <table:table-cell office:value-type="string">
            <text:p>abc</text:p>
          </table:table-cell>
          <table:table-cell office:value-type="string">
            <text:p>def</text:p>
          </table:table-cell>
          <table:table-cell office:value-type="float" office:value="1002">
            <text:p>1002</text:p>
          </table:table-cell>
          <table:table-cell office:value-type="string">
            <text:p>ghi</text:p>
          </table:table-cell>
          <table:table-cell office:value-type="string">
            <text:p>jkl</text:p>
          </table:table-cell>
          <table:table-cell office:value-type="string">
            <text:p>mno</text:p>
          </table:table-cell>
          <table:table-cell office:value-type="string">
            <text:p>pqr</text:p>
          </table:table-cell>
          <table:table-cell office:value-type="string">
            <text:p>stu</text:p>
          </table:table-cell>
          <table:table-cell office:value-type="string">
            <text:p>vwx</text:p>
          </table:table-cell>
          <table:table-cell office:value-type="string">
            <text:p>45.15,-93.85</text:p>
          </table:table-cell>
        </table:table-row>
        <table:table-row table:style-name="ro1">
          <table:table-cell office:value-type="string">
            <text:p>vwx</text:p>
          </table:table-cell>
          <table:table-cell office:value-type="string">
            <text:p>stu</text:p>
          </table:table-cell>
          <table:table-cell office:value-type="float" office:value="1003">
            <text:p>1003</text:p>
          </table:table-cell>
          <table:table-cell office:value-type="string">
            <text:p>pqr</text:p>
          </table:table-cell>
          <table:table-cell office:value-type="string">
            <text:p>mno</text:p>
          </table:table-cell>
          <table:table-cell office:value-type="string">
            <text:p>jkl</text:p>
          </table:table-cell>
          <table:table-cell office:value-type="string">
            <text:p>ghi</text:p>
          </table:table-cell>
          <table:table-cell office:value-type="string">
            <text:p>def</text:p>
          </table:table-cell>
          <table:table-cell office:value-type="string">
            <text:p>abc</text:p>
          </table:table-cell>
          <table:table-cell office:value-type="string">
            <text:p>44.15,-92.8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8/01/2018</text:date>, <text:time>14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Tardio</meta:initial-creator>
    <meta:creation-date>2018-08-01T14:14:12</meta:creation-date>
    <dc:date>2018-08-01T14:27:00</dc:date>
    <dc:creator>Brandon Tardio</dc:creator>
    <meta:editing-duration>PT12M48S</meta:editing-duration>
    <meta:editing-cycles>3</meta:editing-cycles>
    <meta:generator>OpenOffice/4.1.2$Unix OpenOffice.org_project/412m3$Build-9782</meta:generator>
    <meta:document-statistic meta:table-count="3" meta:cell-count="30" meta:object-count="0"/>
  </office:meta>
</office:document-meta>
</file>